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R10" svg:font-family="CMR10"/>
    <style:font-face style:name="Calibri" svg:font-family="Calibri, sans-serif"/>
    <style:font-face style:name="Lohit Devanagari1" svg:font-family="'Lohit Devanagari'"/>
    <style:font-face style:name="SFRM1000" svg:font-family="SFRM1000"/>
    <style:font-face style:name="Symbol" svg:font-family="Symbol"/>
    <style:font-face style:name="Times New Roman" svg:font-family="'Times New Roman', 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style:vertical-align="middle"/>
    </style:style>
    <style:style style:name="Table2" style:family="table">
      <style:table-properties style:width="6.6931in" style:rel-width="100%" table:align="left"/>
    </style:style>
    <style:style style:name="Table2.A" style:family="table-column">
      <style:table-column-properties style:column-width="6.6931in" style:rel-column-width="65535*"/>
    </style:style>
    <style:style style:name="Table2.A1" style:family="table-cell">
      <style:table-cell-properties style:vertical-align="middle"/>
    </style:style>
    <style:style style:name="Table3" style:family="table">
      <style:table-properties style:width="6.6931in" style:rel-width="100%" table:align="left"/>
    </style:style>
    <style:style style:name="Table3.A" style:family="table-column">
      <style:table-column-properties style:column-width="6.6931in" style:rel-column-width="65535*"/>
    </style:style>
    <style:style style:name="Table3.A1" style:family="table-cell">
      <style:table-cell-properties style:vertical-align="middle"/>
    </style:style>
    <style:style style:name="Table4" style:family="table">
      <style:table-properties style:width="6.6931in" style:rel-width="100%" table:align="left"/>
    </style:style>
    <style:style style:name="Table4.A" style:family="table-column">
      <style:table-column-properties style:column-width="6.6931in" style:rel-column-width="65535*"/>
    </style:style>
    <style:style style:name="Table4.A1" style:family="table-cell">
      <style:table-cell-properties style:vertical-align="middle"/>
    </style:style>
    <style:style style:name="P1" style:family="paragraph" style:parent-style-name="Text_20_body">
      <style:text-properties fo:background-color="#ffffff"/>
    </style:style>
    <style:style style:name="P2" style:family="paragraph" style:parent-style-name="Text_20_body">
      <style:paragraph-properties fo:line-height="107%"/>
    </style:style>
    <style:style style:name="P3" style:family="paragraph" style:parent-style-name="Text_20_body">
      <style:paragraph-properties fo:line-height="107%" fo:text-align="justify" style:justify-single-word="false"/>
    </style:style>
    <style:style style:name="P4" style:family="paragraph" style:parent-style-name="Text_20_body">
      <style:paragraph-properties fo:line-height="107%" fo:orphans="2" fo:widows="2"/>
    </style:style>
    <style:style style:name="P5" style:family="paragraph" style:parent-style-name="Text_20_body">
      <style:paragraph-properties fo:line-height="107%"/>
      <style:text-properties style:font-name="Times New Roman" fo:font-size="12pt" fo:language="en" fo:country="US"/>
    </style:style>
    <style:style style:name="P6" style:family="paragraph" style:parent-style-name="Text_20_body">
      <style:paragraph-properties fo:line-height="107%" fo:text-align="justify" style:justify-single-word="false"/>
      <style:text-properties style:font-name="Times New Roman" fo:font-size="12pt" fo:language="en" fo:country="US"/>
    </style:style>
    <style:style style:name="P7" style:family="paragraph" style:parent-style-name="Text_20_body">
      <style:paragraph-properties fo:line-height="107%"/>
      <style:text-properties style:font-name="Times New Roman" fo:font-size="12pt" fo:language="en" fo:country="US" fo:background-color="#ffff00"/>
    </style:style>
    <style:style style:name="P8" style:family="paragraph" style:parent-style-name="Text_20_body">
      <style:paragraph-properties fo:line-height="107%"/>
      <style:text-properties fo:background-color="#ffff00"/>
    </style:style>
    <style:style style:name="P9" style:family="paragraph" style:parent-style-name="Text_20_body">
      <style:paragraph-properties fo:line-height="107%"/>
      <style:text-properties fo:color="#ff0000" style:font-name="Times New Roman" fo:font-size="12pt" fo:language="en" fo:country="US" fo:background-color="#ffff00"/>
    </style:style>
    <style:style style:name="P10" style:family="paragraph" style:parent-style-name="Text_20_body">
      <style:paragraph-properties fo:line-height="107%"/>
      <style:text-properties fo:color="#ff0000" style:font-name="Times New Roman" fo:font-size="12pt" fo:language="en" fo:country="US"/>
    </style:style>
    <style:style style:name="P11" style:family="paragraph" style:parent-style-name="Text_20_body">
      <style:paragraph-properties fo:line-height="107%"/>
      <style:text-properties fo:color="#ff0000"/>
    </style:style>
    <style:style style:name="P12" style:family="paragraph" style:parent-style-name="Text_20_body">
      <style:paragraph-properties fo:break-before="page"/>
      <style:text-properties fo:language="en" fo:country="US"/>
    </style:style>
    <style:style style:name="P13" style:family="paragraph" style:parent-style-name="Text_20_body">
      <style:paragraph-properties fo:break-before="page"/>
      <style:text-properties fo:background-color="#ffffff"/>
    </style:style>
    <style:style style:name="P14" style:family="paragraph" style:parent-style-name="Heading_20_1">
      <style:paragraph-properties fo:break-before="page"/>
      <style:text-properties style:font-name="Calibri" fo:language="en" fo:country="US"/>
    </style:style>
    <style:style style:name="P15" style:family="paragraph" style:parent-style-name="Text_20_body">
      <style:paragraph-properties fo:margin-left="0in" fo:margin-right="0in" fo:line-height="107%" fo:text-indent="-0.25in" style:auto-text-indent="false"/>
    </style:style>
    <style:style style:name="P16" style:family="paragraph" style:parent-style-name="Text_20_body">
      <style:paragraph-properties fo:margin-left="0in" fo:margin-right="0in" fo:line-height="107%" fo:text-align="justify" style:justify-single-word="false" fo:text-indent="-0.25in" style:auto-text-indent="false"/>
      <style:text-properties style:font-name="Times New Roman" fo:font-size="12pt" fo:language="en" fo:country="US"/>
    </style:style>
    <style:style style:name="P17" style:family="paragraph" style:parent-style-name="Text_20_body">
      <style:paragraph-properties fo:margin-left="0.75in" fo:margin-right="0in" fo:line-height="107%" fo:text-indent="-0.25in" style:auto-text-indent="false"/>
    </style:style>
    <style:style style:name="P18" style:family="paragraph" style:parent-style-name="Text_20_body">
      <style:paragraph-properties fo:margin-left="0.75in" fo:margin-right="0in" fo:line-height="107%" fo:text-indent="-0.25in" style:auto-text-indent="false"/>
      <style:text-properties fo:language="en" fo:country="US"/>
    </style:style>
    <style:style style:name="P19" style:family="paragraph" style:parent-style-name="Text_20_body">
      <style:paragraph-properties fo:margin-top="0in" fo:margin-bottom="0in" loext:contextual-spacing="false"/>
    </style:style>
    <style:style style:name="P20" style:family="paragraph" style:parent-style-name="Table_20_Contents">
      <style:paragraph-properties fo:margin-top="0in" fo:margin-bottom="0.1965in" loext:contextual-spacing="false"/>
    </style:style>
    <style:style style:name="P21" style:family="paragraph" style:parent-style-name="Table_20_Contents">
      <style:paragraph-properties fo:margin-top="0in" fo:margin-bottom="0.1965in" loext:contextual-spacing="false" fo:text-align="end" style:justify-single-word="false"/>
      <style:text-properties fo:color="#4472c4"/>
    </style:style>
    <style:style style:name="P22" style:family="paragraph" style:parent-style-name="Table_20_Contents">
      <style:paragraph-properties fo:margin-top="0in" fo:margin-bottom="0.1965in" loext:contextual-spacing="false" fo:line-height="107%"/>
      <style:text-properties fo:color="#4472c4" fo:font-size="30pt" fo:language="en" fo:country="US"/>
    </style:style>
    <style:style style:name="P23" style:family="paragraph" style:parent-style-name="Table_20_Contents">
      <style:paragraph-properties fo:margin-top="0in" fo:margin-bottom="0.1965in" loext:contextual-spacing="false" fo:line-height="107%"/>
      <style:text-properties fo:color="#4472c4" fo:font-size="16pt" fo:language="en" fo:country="US"/>
    </style:style>
    <style:style style:name="P24" style:family="paragraph" style:parent-style-name="Table_20_Contents">
      <style:paragraph-properties fo:margin-top="0in" fo:margin-bottom="0.1965in" loext:contextual-spacing="false" fo:line-height="107%"/>
      <style:text-properties fo:color="#4472c4" fo:font-size="15pt" fo:language="en" fo:country="US"/>
    </style:style>
    <style:style style:name="P25" style:family="paragraph" style:parent-style-name="Table_20_Contents">
      <style:paragraph-properties fo:margin-top="0in" fo:margin-bottom="0.1965in" loext:contextual-spacing="false" fo:text-align="end" style:justify-single-word="false"/>
      <style:text-properties fo:text-transform="uppercase" fo:color="#4472c4"/>
    </style:style>
    <style:style style:name="P26" style:family="paragraph" style:parent-style-name="Heading_20_1">
      <style:text-properties fo:language="en" fo:country="US" fo:background-color="#ffffff"/>
    </style:style>
    <style:style style:name="P27" style:family="paragraph" style:parent-style-name="Heading_20_1">
      <style:text-properties style:font-name="Calibri" fo:font-size="12pt" fo:language="en" fo:country="US" fo:font-weight="normal"/>
    </style:style>
    <style:style style:name="P28" style:family="paragraph" style:parent-style-name="Heading_20_1">
      <style:text-properties style:font-name="Calibri" fo:language="en" fo:country="US"/>
    </style:style>
    <style:style style:name="P29" style:family="paragraph" style:parent-style-name="Heading_20_1">
      <style:paragraph-properties fo:line-height="107%"/>
      <style:text-properties style:font-name="Times New Roman" fo:font-size="12pt" fo:language="en" fo:country="US"/>
    </style:style>
    <style:style style:name="P30" style:family="paragraph" style:parent-style-name="Heading_20_2">
      <style:paragraph-properties fo:margin-left="0.5in" fo:margin-right="0in" fo:text-indent="-0.25in" style:auto-text-indent="false"/>
    </style:style>
    <style:style style:name="P31" style:family="paragraph" style:parent-style-name="Heading_20_2">
      <style:paragraph-properties fo:margin-left="0.5in" fo:margin-right="0in" fo:line-height="107%" fo:text-indent="-0.25in" style:auto-text-indent="false"/>
      <style:text-properties style:font-name="Times New Roman" fo:font-size="12pt" fo:language="en" fo:country="US"/>
    </style:style>
    <style:style style:name="P32" style:family="paragraph" style:parent-style-name="Text_20_body">
      <style:paragraph-properties fo:line-height="107%" fo:text-align="justify" style:justify-single-word="false"/>
      <style:text-properties fo:color="#000000" fo:font-size="12pt" fo:language="en" fo:country="US"/>
    </style:style>
    <style:style style:name="P33" style:family="paragraph" style:parent-style-name="Text_20_body">
      <style:paragraph-properties fo:text-align="center" style:justify-single-word="false"/>
      <style:text-properties fo:font-size="18pt" officeooo:rsid="0005e958" officeooo:paragraph-rsid="0005e958" style:font-size-asian="18pt" style:font-size-complex="18pt"/>
    </style:style>
    <style:style style:name="P34" style:family="paragraph" style:parent-style-name="Text_20_body">
      <style:paragraph-properties fo:text-align="start" style:justify-single-word="false"/>
      <style:text-properties fo:font-size="12pt" officeooo:rsid="0005e958" officeooo:paragraph-rsid="0005e958" style:font-size-asian="10.5pt" style:font-size-complex="12pt"/>
    </style:style>
    <style:style style:name="P35" style:family="paragraph" style:parent-style-name="Text_20_body">
      <style:paragraph-properties fo:text-align="start" style:justify-single-word="false"/>
      <style:text-properties fo:font-size="12pt" officeooo:rsid="00077ac2" officeooo:paragraph-rsid="00077ac2" style:font-size-asian="10.5pt" style:font-size-complex="12pt"/>
    </style:style>
    <style:style style:name="P36" style:family="paragraph" style:parent-style-name="Text_20_body">
      <style:paragraph-properties fo:text-align="start" style:justify-single-word="false"/>
      <style:text-properties fo:font-size="12pt" fo:language="en" fo:country="US" officeooo:rsid="00077ac2" officeooo:paragraph-rsid="00077ac2" style:font-size-asian="10.5pt" style:font-size-complex="12pt"/>
    </style:style>
    <style:style style:name="P37" style:family="paragraph" style:parent-style-name="Text_20_body">
      <style:paragraph-properties fo:text-align="start" style:justify-single-word="false"/>
      <style:text-properties fo:color="#ce181e" fo:font-size="12pt" fo:font-weight="bold" officeooo:rsid="0005e958" officeooo:paragraph-rsid="0005e958" style:font-size-asian="10.5pt" style:font-weight-asian="bold" style:font-size-complex="12pt" style:font-weight-complex="bold"/>
    </style:style>
    <style:style style:name="P38" style:family="paragraph" style:parent-style-name="Text_20_body">
      <style:paragraph-properties fo:text-align="start" style:justify-single-word="false"/>
      <style:text-properties fo:color="#ce181e" fo:font-size="12pt" fo:font-weight="bold" officeooo:rsid="00077ac2" officeooo:paragraph-rsid="00077ac2" style:font-size-asian="10.5pt" style:font-weight-asian="bold" style:font-size-complex="12pt" style:font-weight-complex="bold"/>
    </style:style>
    <style:style style:name="P39" style:family="paragraph" style:parent-style-name="Text_20_body">
      <style:paragraph-properties fo:text-align="start" style:justify-single-word="false"/>
      <style:text-properties fo:color="#ce181e" fo:font-size="12pt" fo:font-weight="bold" officeooo:rsid="00091c35" officeooo:paragraph-rsid="00091c35" style:font-size-asian="10.5pt" style:font-weight-asian="bold" style:font-size-complex="12pt" style:font-weight-complex="bold"/>
    </style:style>
    <style:style style:name="P40" style:family="paragraph" style:parent-style-name="Text_20_body">
      <style:paragraph-properties fo:text-align="start" style:justify-single-word="false"/>
      <style:text-properties fo:color="#ce181e" fo:font-size="12pt" fo:font-style="normal" fo:font-weight="bold" officeooo:rsid="00077ac2" officeooo:paragraph-rsid="00077ac2" style:font-size-asian="10.5pt" style:font-style-asian="normal" style:font-weight-asian="bold" style:font-size-complex="12pt" style:font-style-complex="normal" style:font-weight-complex="bold"/>
    </style:style>
    <style:style style:name="P41" style:family="paragraph" style:parent-style-name="Text_20_body">
      <style:text-properties fo:color="#ce181e" fo:language="en" fo:country="US" fo:font-weight="bold" officeooo:rsid="00091c35" officeooo:paragraph-rsid="00091c35" style:font-weight-asian="bold" style:font-weight-complex="bold"/>
    </style:style>
    <style:style style:name="P42" style:family="paragraph" style:parent-style-name="Text_20_body">
      <style:text-properties fo:language="en" fo:country="US"/>
    </style:style>
    <style:style style:name="P43" style:family="paragraph" style:parent-style-name="Table_20_Contents">
      <style:paragraph-properties fo:margin-top="0.0835in" fo:margin-bottom="0in" loext:contextual-spacing="false"/>
      <style:text-properties fo:color="#4472c4"/>
    </style:style>
    <style:style style:name="T1" style:family="text">
      <style:text-properties fo:language="en" fo:country="US"/>
    </style:style>
    <style:style style:name="T2" style:family="text">
      <style:text-properties fo:language="en" fo:country="US" fo:background-color="#ffffff" loext:char-shading-value="0"/>
    </style:style>
    <style:style style:name="T3" style:family="text">
      <style:text-properties fo:language="en" fo:country="US" fo:background-color="#ffff00" loext:char-shading-value="0"/>
    </style:style>
    <style:style style:name="T4" style:family="text">
      <style:text-properties style:text-line-through-style="none" style:text-line-through-type="none" style:text-underline-style="none" style:text-blinking="false"/>
    </style:style>
    <style:style style:name="T5" style:family="text">
      <style:text-properties fo:color="#000000" fo:font-size="12pt" fo:language="en" fo:country="US"/>
    </style:style>
    <style:style style:name="T6" style:family="text">
      <style:text-properties fo:color="#000000" fo:font-size="12pt" fo:language="en" fo:country="US" fo:background-color="#ffffff" loext:char-shading-value="0"/>
    </style:style>
    <style:style style:name="T7" style:family="text">
      <style:text-properties fo:font-variant="normal" fo:text-transform="none"/>
    </style:style>
    <style:style style:name="T8" style:family="text">
      <style:text-properties fo:font-variant="normal" fo:text-transform="none" style:font-name="Symbol"/>
    </style:style>
    <style:style style:name="T9" style:family="text">
      <style:text-properties fo:font-variant="normal" fo:text-transform="none" style:font-name="Symbol" fo:font-size="12pt" fo:language="en" fo:country="US"/>
    </style:style>
    <style:style style:name="T10" style:family="text">
      <style:text-properties fo:font-variant="normal" fo:text-transform="none" style:font-name="Times New Roman" fo:font-size="12pt" fo:language="en" fo:country="US"/>
    </style:style>
    <style:style style:name="T11" style:family="text">
      <style:text-properties fo:font-variant="normal" fo:text-transform="none" fo:language="en" fo:country="US"/>
    </style:style>
    <style:style style:name="T12" style:family="text">
      <style:text-properties fo:font-variant="normal" fo:text-transform="none" fo:language="en" fo:country="US" fo:background-color="#ffff00" loext:char-shading-value="0"/>
    </style:style>
    <style:style style:name="T13" style:family="text">
      <style:text-properties style:font-name="Symbol"/>
    </style:style>
    <style:style style:name="T14" style:family="text">
      <style:text-properties style:font-name="Symbol" fo:font-size="12pt" fo:language="en" fo:country="US"/>
    </style:style>
    <style:style style:name="T15" style:family="text">
      <style:text-properties style:font-name="Times New Roman" fo:font-size="12pt" fo:language="en" fo:country="US"/>
    </style:style>
    <style:style style:name="T16" style:family="text">
      <style:text-properties style:font-name="Times New Roman" fo:font-size="12pt" fo:language="en" fo:country="US" fo:background-color="#ffff00" loext:char-shading-value="0"/>
    </style:style>
    <style:style style:name="T17" style:family="text">
      <style:text-properties style:font-name="Times New Roman" fo:font-size="12pt" fo:language="en" fo:country="US" fo:background-color="#f8f8f8" loext:char-shading-value="0"/>
    </style:style>
    <style:style style:name="T18" style:family="text">
      <style:text-properties style:font-name="SFRM1000" fo:font-size="10pt" fo:language="en" fo:country="US"/>
    </style:style>
    <style:style style:name="T19" style:family="text">
      <style:text-properties style:font-name="CMR10" fo:font-size="10pt" fo:language="en" fo:country="US"/>
    </style:style>
    <style:style style:name="T20" style:family="text">
      <style:text-properties fo:language="zxx" fo:country="none" fo:background-color="#ffffff" loext:char-shading-value="0"/>
    </style:style>
    <style:style style:name="T21" style:family="text">
      <style:text-properties fo:color="#333333" style:font-name="Verdana" fo:font-size="11.5pt" fo:language="en" fo:country="US" fo:background-color="#ffffff" loext:char-shading-value="0"/>
    </style:style>
    <style:style style:name="T22" style:family="text">
      <style:text-properties fo:color="#333333" style:font-name="Verdana" fo:font-size="11.5pt" fo:background-color="#ffffff" loext:char-shading-value="0"/>
    </style:style>
    <style:style style:name="T23" style:family="text">
      <style:text-properties fo:color="#101094" style:font-name="Times New Roman" fo:font-size="12pt" fo:language="en" fo:country="US" fo:background-color="#eff0f1" loext:char-shading-value="0" loext:padding="0in" loext:border="none"/>
    </style:style>
    <style:style style:name="T24" style:family="text">
      <style:text-properties fo:color="#303336" fo:background-color="#eff0f1" loext:char-shading-value="0" loext:padding="0in" loext:border="none"/>
    </style:style>
    <style:style style:name="T25" style:family="text">
      <style:text-properties fo:color="#303336" style:font-name="Times New Roman" fo:font-size="12pt" fo:language="en" fo:country="US" fo:background-color="#eff0f1" loext:char-shading-value="0" loext:padding="0in" loext:border="none"/>
    </style:style>
    <style:style style:name="T26" style:family="text">
      <style:text-properties fo:color="#445870" style:font-name="Times New Roman" fo:font-size="12pt" fo:language="en" fo:country="US" fo:background-color="#f8f8f8" loext:char-shading-value="0"/>
    </style:style>
    <style:style style:name="T27" style:family="text">
      <style:text-properties fo:color="#ce181e" fo:font-weight="bold" style:font-weight-asian="bold" style:font-weight-complex="bold"/>
    </style:style>
    <style:style style:name="T28" style:family="text">
      <style:text-properties style:text-line-through-style="none" style:text-line-through-type="none" style:text-underline-style="solid" style:text-underline-width="auto" style:text-underline-color="font-color" style:text-blinking="false"/>
    </style:style>
    <style:style style:name="T29" style:family="text">
      <style:text-properties fo:language="zxx" fo:country="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p text:style-name="Text_20_body"> </text:p>
      <table:table table:name="Table1" table:style-name="Table1">
        <table:table-column table:style-name="Table1.A"/>
        <table:table-row>
          <table:table-cell table:style-name="Table1.A1" office:value-type="string">
            <text:p text:style-name="P21">     </text:p>
            <text:p text:style-name="P25">     </text:p>
          </table:table-cell>
        </table:table-row>
      </table:table>
      <table:table table:name="Table2" table:style-name="Table2">
        <table:table-column table:style-name="Table2.A"/>
        <table:table-row>
          <table:table-cell table:style-name="Table2.A1" office:value-type="string">
            <text:p text:style-name="P22">Applied Data Mining</text:p>
            <text:p text:style-name="P43">      </text:p>
            <text:p text:style-name="P20"> </text:p>
          </table:table-cell>
        </table:table-row>
      </table:table>
      <text:p text:style-name="Text_20_body"> </text:p>
      <text:p text:style-name="Text_20_body"/>
      <table:table table:name="Table3" table:style-name="Table3">
        <table:table-column table:style-name="Table3.A"/>
        <table:table-row>
          <table:table-cell table:style-name="Table3.A1" office:value-type="string">
            <text:p text:style-name="P23">Alevizopoulou Sofia 2022201704002</text:p>
            <text:p text:style-name="P23">Avgeros Giannis 2022201704003</text:p>
            <text:p text:style-name="P23">Tsiatsios George 2022201704024</text:p>
          </table:table-cell>
        </table:table-row>
      </table:table>
      <table:table table:name="Table4" table:style-name="Table4">
        <table:table-column table:style-name="Table4.A"/>
        <table:table-row>
          <table:table-cell table:style-name="Table4.A1" office:value-type="string">
            <text:p text:style-name="P24">Athens 2018 </text:p>
          </table:table-cell>
        </table:table-row>
      </table:table>
      <text:p text:style-name="P12">Contents</text:p>
      <text:p text:style-name="Text_20_body"><text:span text:style-name="T2"><office:annotation><dc:date>2018-10-27T15:07:33.331208897</dc:date><text:p>&lt;!--[if supportFields]&gt;&lt;span</text:p><text:p><text:s text:c="2"/>style='mso-element:field-begin'&gt;&lt;/span&gt;&lt;span</text:p><text:p><text:s text:c="2"/>style='mso-spacerun:yes'&gt; &lt;/span&gt;TOC \o &amp;quot;1-3&amp;quot; \h \z \u &lt;span</text:p><text:p><text:s text:c="2"/>style='mso-element:field-separator'&gt;&lt;/span&gt;&lt;![endif]--&gt;</text:p></office:annotation></text:span><text:a xlink:type="simple" xlink:href="#_Toc528245404" text:style-name="Internet_20_link" text:visited-style-name="Visited_20_Internet_20_Link"><text:span text:style-name="T20">Entity Relation model</text:span></text:a><text:a xlink:type="simple" xlink:href="#_Toc528245404" text:style-name="Internet_20_link" text:visited-style-name="Visited_20_Internet_20_Link"><text:span text:style-name="T20"><office:annotation><dc:date>2018-10-27T15:07:33.333101923</dc:date><text:p>&lt;!--[if supportFields]&gt;&lt;span</text:p><text:p><text:s text:c="2"/>style='color:windowtext;display:none;mso-hide:screen;mso-no-proof:yes;</text:p><text:p><text:s text:c="2"/>text-decoration:none;text-underline:none'&gt;&lt;span style='mso-element:field-begin'&gt;&lt;/span&gt;</text:p><text:p><text:s text:c="2"/>PAGEREF _Toc528245404 \h &lt;span style='mso-element:field-separator'&gt;&lt;/span&gt;&lt;/span&gt;&lt;![endif]--&gt;</text:p></office:annotation></text:span></text:a><text:a xlink:type="simple" xlink:href="#_Toc528245404" text:style-name="Internet_20_link" text:visited-style-name="Visited_20_Internet_20_Link"><text:span text:style-name="T28"> 2</text:span></text:a><text:span text:style-name="T4"><office:annotation><dc:date>2018-10-27T15:07:33.334078505</dc:date><text:p>&lt;!--[if gte mso 9]&gt;&lt;xml&gt;</text:p><text:p><text:s text:c="3"/>&lt;w:data&gt;08D0C9EA79F9BACE118C8200AA004BA90B02000000080000000E0000005F0054006F0063003500320038003200340035003400300034000000&lt;/w:data&gt;</text:p><text:p><text:s text:c="2"/>&lt;/xml&gt;&lt;![endif]--&gt;</text:p></office:annotation></text:span><text:span text:style-name="T4"><office:annotation><dc:date>2018-10-27T15:07:33.334230775</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text:a xlink:type="simple" xlink:href="#_Toc528245405" text:style-name="Internet_20_link" text:visited-style-name="Visited_20_Internet_20_Link"><text:span text:style-name="T1">Create tables</text:span></text:a><text:a xlink:type="simple" xlink:href="#_Toc528245405" text:style-name="Internet_20_link" text:visited-style-name="Visited_20_Internet_20_Link"><text:span text:style-name="T28">.</text:span></text:a><text:a xlink:type="simple" xlink:href="#_Toc528245405" text:style-name="Internet_20_link" text:visited-style-name="Visited_20_Internet_20_Link"><text:span text:style-name="T28"><office:annotation><dc:date>2018-10-27T15:07:33.344165596</dc:date><text:p>&lt;!--[if supportFields]&gt;&lt;span</text:p><text:p><text:s text:c="2"/>style='color:windowtext;display:none;mso-hide:screen;mso-no-proof:yes;</text:p><text:p><text:s text:c="2"/>text-decoration:none;text-underline:none'&gt;&lt;span style='mso-element:field-begin'&gt;&lt;/span&gt;</text:p><text:p><text:s text:c="2"/>PAGEREF _Toc528245405 \h &lt;span style='mso-element:field-separator'&gt;&lt;/span&gt;&lt;/span&gt;&lt;![endif]--&gt;</text:p></office:annotation></text:span></text:a><text:a xlink:type="simple" xlink:href="#_Toc528245405" text:style-name="Internet_20_link" text:visited-style-name="Visited_20_Internet_20_Link"><text:span text:style-name="T28"> 5</text:span></text:a><text:span text:style-name="T4"><office:annotation><dc:date>2018-10-27T15:07:33.345223414</dc:date><text:p>&lt;!--[if gte mso 9]&gt;&lt;xml&gt;</text:p><text:p><text:s text:c="3"/>&lt;w:data&gt;08D0C9EA79F9BACE118C8200AA004BA90B02000000080000000E0000005F0054006F0063003500320038003200340035003400300035000000&lt;/w:data&gt;</text:p><text:p><text:s text:c="2"/>&lt;/xml&gt;&lt;![endif]--&gt;</text:p></office:annotation></text:span><text:span text:style-name="T4"><office:annotation><dc:date>2018-10-27T15:07:33.345387456</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text:a xlink:type="simple" xlink:href="#_Toc528245406" text:style-name="Internet_20_link" text:visited-style-name="Visited_20_Internet_20_Link"><text:span text:style-name="T29">We have added the tables at the database with the commands described at the .txt file.</text:span></text:a><text:a xlink:type="simple" xlink:href="#_Toc528245406" text:style-name="Internet_20_link" text:visited-style-name="Visited_20_Internet_20_Link"><text:span text:style-name="T29"><office:annotation><dc:date>2018-10-27T15:07:33.355890057</dc:date><text:p>&lt;!--[if supportFields]&gt;&lt;span</text:p><text:p><text:s text:c="2"/>style='color:windowtext;display:none;mso-hide:screen;mso-no-proof:yes;</text:p><text:p><text:s text:c="2"/>text-decoration:none;text-underline:none'&gt;&lt;span style='mso-element:field-begin'&gt;&lt;/span&gt;</text:p><text:p><text:s text:c="2"/>PAGEREF _Toc528245406 \h &lt;span style='mso-element:field-separator'&gt;&lt;/span&gt;&lt;/span&gt;&lt;![endif]--&gt;</text:p></office:annotation></text:span></text:a><text:a xlink:type="simple" xlink:href="#_Toc528245406" text:style-name="Internet_20_link" text:visited-style-name="Visited_20_Internet_20_Link"><text:span text:style-name="T28"> 5</text:span></text:a><text:span text:style-name="T4"><office:annotation><dc:date>2018-10-27T15:07:33.356647426</dc:date><text:p>&lt;!--[if gte mso 9]&gt;&lt;xml&gt;</text:p><text:p><text:s text:c="3"/>&lt;w:data&gt;08D0C9EA79F9BACE118C8200AA004BA90B02000000080000000E0000005F0054006F0063003500320038003200340035003400300036000000&lt;/w:data&gt;</text:p><text:p><text:s text:c="2"/>&lt;/xml&gt;&lt;![endif]--&gt;</text:p></office:annotation></text:span><text:span text:style-name="T4"><office:annotation><dc:date>2018-10-27T15:07:33.356790499</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text:a xlink:type="simple" xlink:href="#_Toc528245407" text:style-name="Internet_20_link" text:visited-style-name="Visited_20_Internet_20_Link"><text:span text:style-name="T1">Preliminary data analytics</text:span></text:a><text:a xlink:type="simple" xlink:href="#_Toc528245407" text:style-name="Internet_20_link" text:visited-style-name="Visited_20_Internet_20_Link"><text:span text:style-name="T28">.</text:span></text:a><text:a xlink:type="simple" xlink:href="#_Toc528245407" text:style-name="Internet_20_link" text:visited-style-name="Visited_20_Internet_20_Link"><text:span text:style-name="T28"><office:annotation><dc:date>2018-10-27T15:07:33.366622682</dc:date><text:p>&lt;!--[if supportFields]&gt;&lt;span</text:p><text:p><text:s text:c="2"/>style='color:windowtext;display:none;mso-hide:screen;mso-no-proof:yes;</text:p><text:p><text:s text:c="2"/>text-decoration:none;text-underline:none'&gt;&lt;span style='mso-element:field-begin'&gt;&lt;/span&gt;</text:p><text:p><text:s text:c="2"/>PAGEREF _Toc528245407 \h &lt;span style='mso-element:field-separator'&gt;&lt;/span&gt;&lt;/span&gt;&lt;![endif]--&gt;</text:p></office:annotation></text:span></text:a><text:a xlink:type="simple" xlink:href="#_Toc528245407" text:style-name="Internet_20_link" text:visited-style-name="Visited_20_Internet_20_Link"><text:span text:style-name="T28"> 5</text:span></text:a><text:span text:style-name="T4"><office:annotation><dc:date>2018-10-27T15:07:33.368691904</dc:date><text:p>&lt;!--[if gte mso 9]&gt;&lt;xml&gt;</text:p><text:p><text:s text:c="3"/>&lt;w:data&gt;08D0C9EA79F9BACE118C8200AA004BA90B02000000080000000E0000005F0054006F0063003500320038003200340035003400300037000000&lt;/w:data&gt;</text:p><text:p><text:s text:c="2"/>&lt;/xml&gt;&lt;![endif]--&gt;</text:p></office:annotation></text:span><text:span text:style-name="T4"><office:annotation><dc:date>2018-10-27T15:07:33.368899188</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text:a xlink:type="simple" xlink:href="#_Toc528245408" text:style-name="Internet_20_link" text:visited-style-name="Visited_20_Internet_20_Link"><text:span text:style-name="T1">Postgres version</text:span></text:a><text:a xlink:type="simple" xlink:href="#_Toc528245408" text:style-name="Internet_20_link" text:visited-style-name="Visited_20_Internet_20_Link"><text:span text:style-name="T28">.</text:span></text:a><text:a xlink:type="simple" xlink:href="#_Toc528245408" text:style-name="Internet_20_link" text:visited-style-name="Visited_20_Internet_20_Link"><text:span text:style-name="T28"><office:annotation><dc:date>2018-10-27T15:07:33.378100234</dc:date><text:p>&lt;!--[if supportFields]&gt;&lt;span</text:p><text:p><text:s text:c="2"/>style='color:windowtext;display:none;mso-hide:screen;mso-no-proof:yes;</text:p><text:p><text:s text:c="2"/>text-decoration:none;text-underline:none'&gt;&lt;span style='mso-element:field-begin'&gt;&lt;/span&gt;</text:p><text:p><text:s text:c="2"/>PAGEREF _Toc528245408 \h &lt;span style='mso-element:field-separator'&gt;&lt;/span&gt;&lt;/span&gt;&lt;![endif]--&gt;</text:p></office:annotation></text:span></text:a><text:a xlink:type="simple" xlink:href="#_Toc528245408" text:style-name="Internet_20_link" text:visited-style-name="Visited_20_Internet_20_Link"><text:span text:style-name="T28"> 6</text:span></text:a><text:span text:style-name="T4"><office:annotation><dc:date>2018-10-27T15:07:33.379925563</dc:date><text:p>&lt;!--[if gte mso 9]&gt;&lt;xml&gt;</text:p><text:p><text:s text:c="3"/>&lt;w:data&gt;08D0C9EA79F9BACE118C8200AA004BA90B02000000080000000E0000005F0054006F0063003500320038003200340035003400300038000000&lt;/w:data&gt;</text:p><text:p><text:s text:c="2"/>&lt;/xml&gt;&lt;![endif]--&gt;</text:p></office:annotation></text:span><text:span text:style-name="T4"><office:annotation><dc:date>2018-10-27T15:07:33.380150573</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office:annotation><dc:date>2018-10-27T15:07:33.388144195</dc:date><text:p>&lt;!--[if supportFields]&gt;&lt;b&gt;&lt;span style='mso-no-proof:yes'&gt;&lt;span</text:p><text:p><text:s text:c="2"/>style='mso-element:field-end'&gt;&lt;/span&gt;&lt;/span&gt;&lt;/b&gt;&lt;![endif]--&gt;</text:p></office:annotation> </text:p>
      <text:p text:style-name="P13"> </text:p>
      <text:p text:style-name="P1"> </text:p>
      <text:h text:style-name="P26" text:outline-level="1"><text:bookmark text:name="_Toc528245404"/>Entity Relation model</text:h>
      <text:p text:style-name="P3"> </text:p>
      <text:p text:style-name="P3"><text:span text:style-name="T5">The tables that we are going to be used in this assignment are listed below. They contain real-world data from the maritime domain [https://zenodo.org/record/1167595#.W9BgcFUzapo] which </text:span><text:span text:style-name="T6">monitor, analyze and visualize the sea movements</text:span><text:span text:style-name="T5">. There are tables that contain info of the whole maritime activities and their impact on the environment, tables that contain a set of complementary data having spatial and temporal information and tables with information about ships positions within Celtic sea, the Channel and Bay of Biscay (France).  </text:span></text:p>
      <text:p text:style-name="P32">More specifically, there are four categories of data: Navigation data, vessel-oriented data, geographic data, and environmental data. It covers a time span of six months, from October 1st, 2015 to March 31st, 2016.</text:p>
      <text:p text:style-name="P5">Tables are:</text:p>
      <text:p text:style-name="P15"><text:span text:style-name="T14">·</text:span><text:span text:style-name="T9">       </text:span><text:span text:style-name="T15">aton                       </text:span></text:p>
      <text:p text:style-name="P15"><text:span text:style-name="T14">·</text:span><text:span text:style-name="T9">       </text:span><text:span text:style-name="T15">pg_catalog</text:span></text:p>
      <text:p text:style-name="P15"><text:span text:style-name="T14">·</text:span><text:span text:style-name="T9">       </text:span><text:span text:style-name="T15">country_codes              </text:span></text:p>
      <text:p text:style-name="P15"><text:span text:style-name="T14">·</text:span><text:span text:style-name="T9">       </text:span><text:span text:style-name="T15">pg_temp_1</text:span></text:p>
      <text:p text:style-name="P15"><text:span text:style-name="T14">·</text:span><text:span text:style-name="T9">       </text:span><text:span text:style-name="T15">geographic_features      </text:span></text:p>
      <text:p text:style-name="P15"><text:span text:style-name="T14">·</text:span><text:span text:style-name="T9">       </text:span><text:span text:style-name="T15">pg_toast.</text:span></text:p>
      <text:p text:style-name="P15"><text:span text:style-name="T14">·</text:span><text:span text:style-name="T9">       </text:span><text:span text:style-name="T15">geography_columns          </text:span></text:p>
      <text:p text:style-name="P15"><text:span text:style-name="T14">·</text:span><text:span text:style-name="T9">       </text:span><text:span text:style-name="T15">pg_toast_temp_1</text:span></text:p>
      <text:p text:style-name="P15"><text:span text:style-name="T14">·</text:span><text:span text:style-name="T9">       </text:span><text:span text:style-name="T15">geometry_columns           </text:span></text:p>
      <text:p text:style-name="P15"><text:span text:style-name="T14">·</text:span><text:span text:style-name="T9">       </text:span><text:span text:style-name="T15">ports.</text:span></text:p>
      <text:p text:style-name="P15"><text:span text:style-name="T14">·</text:span><text:span text:style-name="T9">       </text:span><text:span text:style-name="T15">information_schema       </text:span></text:p>
      <text:p text:style-name="P15"><text:span text:style-name="T14">·</text:span><text:span text:style-name="T9">       </text:span><text:span text:style-name="T15">public.</text:span></text:p>
      <text:p text:style-name="P15"><text:span text:style-name="T14">·</text:span><text:span text:style-name="T9">       </text:span><text:span text:style-name="T15">raster_overviews</text:span></text:p>
      <text:p text:style-name="P15"><text:span text:style-name="T14">·</text:span><text:span text:style-name="T9">       </text:span><text:span text:style-name="T15">receiver</text:span></text:p>
      <text:p text:style-name="P15"><text:span text:style-name="T14">·</text:span><text:span text:style-name="T9">       </text:span><text:span text:style-name="T15">ship_types_detailled_list</text:span></text:p>
      <text:p text:style-name="P15"><text:span text:style-name="T14">·</text:span><text:span text:style-name="T9">       </text:span><text:span text:style-name="T15">natura2000</text:span></text:p>
      <text:p text:style-name="P17"><text:span text:style-name="T15">-</text:span><text:span text:style-name="T10">        </text:span><text:span text:style-name="T21">Natura 2000 is the key instrument to protect biodiversity in the European Union. It is an ecological network of protected areas, set up to ensure the survival of Europe's most valuable species and habitats. Natura 2000 is based on the 1979 Birds Directive and the 1992 Habitats Directive. </text:span><text:span text:style-name="T22">This version covers the reporting in 2017.</text:span>        </text:p>
      <text:p text:style-name="P15"><text:span text:style-name="T14">·</text:span><text:span text:style-name="T9">       </text:span><text:span text:style-name="T15">ship_types_list</text:span></text:p>
      <text:p text:style-name="P15"><text:span text:style-name="T14">·</text:span><text:span text:style-name="T9">       </text:span><text:span text:style-name="T15">navigational_status        </text:span></text:p>
      <text:p text:style-name="P15"><text:span text:style-name="T14">·</text:span><text:span text:style-name="T9">       </text:span><text:span text:style-name="T15">spatial_ref_sys</text:span></text:p>
      <text:p text:style-name="P17"><text:soft-page-break/><text:span text:style-name="T15">-</text:span><text:span text:style-name="T10">        </text:span><text:span text:style-name="T15">protected areas</text:span></text:p>
      <text:p text:style-name="P15"><text:span text:style-name="T14">·</text:span><text:span text:style-name="T9">       </text:span><text:span text:style-name="T15">raster_columns </text:span></text:p>
      <text:p text:style-name="P15"><text:span text:style-name="T14">·</text:span><text:span text:style-name="T9">       </text:span><text:span text:style-name="T15">nari_ais_static</text:span></text:p>
      <text:p text:style-name="P5">*  sourcemmsi  MMSI identifier for vessel</text:p>
      <text:p text:style-name="P5">*  imo              IMO ship identification number (7 digits); </text:p>
      <text:p text:style-name="P5">*  callsign       International radio call sign (max 7 characters), assigned to the vessel by its country of registry</text:p>
      <text:p text:style-name="P5">*  shipname                 Name of the vessel (max 20 characters)</text:p>
      <text:p text:style-name="P5">*  shiptype       Code for the type of the vessel (see enumeration)</text:p>
      <text:p text:style-name="P5">*  to_bow        Distance (meters) to Bow</text:p>
      <text:p text:style-name="P5">*  to_stern       Distance (meters) to Stern --&gt; to_bow + to_stern = LENGTH of the vessel</text:p>
      <text:p text:style-name="P5">*  to_starboard   Distance (meters) to Starboard, i.e., right side of the vessel --&gt; to_port + to_starboard = BEAM at the vessel's nominal waterline</text:p>
      <text:p text:style-name="P5">*  to_port  Distance (meters) to Port, i.e., left side of the vessel (meters)  </text:p>
      <text:p text:style-name="P5">*  eta   ETA (estimated time of arrival) in format dd-mm hh:mm (day, month, hour, minute) – UTC time zone</text:p>
      <text:p text:style-name="P5">*  draught    Allowed values: 0.1-25.5 meters</text:p>
      <text:p text:style-name="P5">*  destination  Destination of this trip (manually entered)</text:p>
      <text:p text:style-name="P5">*  mothershipmmsi Dimensions of ship in metres and reference point for reported position</text:p>
      <text:p text:style-name="P5">*  t       timestamp in UNIX epochs</text:p>
      <text:p text:style-name="P15"><text:span text:style-name="T14">·</text:span><text:span text:style-name="T9">       </text:span><text:span text:style-name="T15">nari_dynamic</text:span></text:p>
      <text:p text:style-name="P17"><text:span text:style-name="T1">-</text:span><text:span text:style-name="T11">        </text:span> <text:span text:style-name="T15">*  mmsi  MMSI identifier for vessel</text:span></text:p>
      <text:p text:style-name="P17"><text:span text:style-name="T1">-</text:span><text:span text:style-name="T15">*  status Navigational status</text:span></text:p>
      <text:p text:style-name="P17"><text:span text:style-name="T1">-</text:span><text:span text:style-name="T15">*  turn Rate of turn, right or left, 0 to 720 degrees per minute</text:span></text:p>
      <text:p text:style-name="P17"><text:span text:style-name="T1">-</text:span><text:span text:style-name="T15">*  speed Speed over ground in knots (allowed values: 0-102.2 knots)</text:span></text:p>
      <text:p text:style-name="P17"><text:span text:style-name="T1">-</text:span><text:span text:style-name="T15">*  course Course over ground (allowed values: 0-359.9 degrees)</text:span></text:p>
      <text:p text:style-name="P17"><text:span text:style-name="T1">-</text:span><text:span text:style-name="T15">*  heading True heading in degrees (0-359), relative to true north</text:span></text:p>
      <text:p text:style-name="P17"><text:span text:style-name="T1">-</text:span><text:span text:style-name="T15">*  lon Longitude (georeference: WGS 1984)</text:span></text:p>
      <text:p text:style-name="P17"><text:span text:style-name="T1">-</text:span><text:span text:style-name="T15">*  lat Latitude  (georeference: WGS 1984)</text:span></text:p>
      <text:p text:style-name="P17"><text:span text:style-name="T1">-</text:span><text:span text:style-name="T15">*  t timestamp in UNIX epochs</text:span></text:p>
      <text:p text:style-name="P18">-</text:p>
      <text:p text:style-name="P15"><text:span text:style-name="T14">·</text:span><text:span text:style-name="T9">       </text:span><text:span text:style-name="T15">nari_dynamic_aton</text:span></text:p>
      <text:p text:style-name="P5">*  mmsi  MMSI identifier of the SAR aircraft</text:p>
      <text:p text:style-name="P5">*  typeofaid  0 = not available = default; refer to appropriate definition set up by IALA otherwise</text:p>
      <text:p text:style-name="P5">*  aidsname   The name of the AtoN (max 20 characters)</text:p>
      <text:p text:style-name="P5">*  virtual       0 = default = real AtoN at indicated position; 1 = virtual AtoN, does not physically exist         </text:p>
      <text:p text:style-name="P5"><text:soft-page-break/>*  lon   Longitude (georeference: WGS 1984)</text:p>
      <text:p text:style-name="P5">*  lat    Latitude  (georeference: WGS 1984)</text:p>
      <text:p text:style-name="P5">*  t in UNIX epochs      </text:p>
      <text:p text:style-name="P15"><text:span text:style-name="T14">·</text:span><text:span text:style-name="T9">       </text:span><text:span text:style-name="T15">nari_dynamic_sar</text:span></text:p>
      <text:p text:style-name="P5">*  mmsi                       MMSI identifier of the SAR aircraft</text:p>
      <text:p text:style-name="P5">*  altitude  Altitude of the search and rescue aircraft (0-4094 m)</text:p>
      <text:p text:style-name="P5">*  speed                       Speed over ground in knots (allowed values: 0-1022 knots)</text:p>
      <text:p text:style-name="P5">*  course  Course over ground (allowed values: 0-359.9 degrees)</text:p>
      <text:p text:style-name="P5">*  lon   Longitude (georeference: WGS 1984)</text:p>
      <text:p text:style-name="P5">*  lat    Latitude  (georeference: WGS 1984)</text:p>
      <text:p text:style-name="P5">*  t timestamp in UNIX epochs</text:p>
      <text:p text:style-name="P2">       </text:p>
      <text:p text:style-name="P2"> </text:p>
      <text:p text:style-name="P5">Notes:</text:p>
      <text:p text:style-name="P5">** shiptype linked to the range shiptype_min to shiptype_max in "Ship Types List.csv"</text:p>
      <text:p text:style-name="P5">** country name can be obtained through MMSI prefix which is linked to "MMSI Country Codes.csv"</text:p>
      <text:p text:style-name="P5">** callsign can be linked with IRCS in EU fleet register(EuropeanVesselRegister.csv)</text:p>
      <text:h text:style-name="P14" text:outline-level="1"><text:bookmark text:name="_Toc528245405"/>Create tables</text:h>
      <text:h text:style-name="P27" text:outline-level="1"><text:bookmark text:name="_Toc528245406"/>We have added the tables at the database with the commands described at the .txt file.</text:h>
      <text:h text:style-name="P28" text:outline-level="1"><text:bookmark text:name="_Toc528245407"/>Preliminary data analytics</text:h>
      <text:p text:style-name="P19"><text:span text:style-name="T18">Preliminary data analysis refers to </text:span><text:span text:style-name="T19">some simple and basic analysis by running some SQL queries. This analysis will helpful in understanding the data.</text:span></text:p>
      <text:p text:style-name="P19"> </text:p>
      <text:p text:style-name="P6">SQL commands:</text:p>
      <text:p text:style-name="P3"> </text:p>
      <text:h text:style-name="P30" text:outline-level="2"><text:span text:style-name="T1">1)</text:span><text:span text:style-name="T11">    </text:span><text:span text:style-name="T1">How many ships there are based on shipname ?</text:span></text:h>
      <text:p text:style-name="P5">SELECT COUNT (DISTINCT shipname) FROM nari_ais_static;</text:p>
      <text:p text:style-name="P2"> <text:span text:style-name="T15">Count:  4824</text:span></text:p>
      <text:p text:style-name="P3"> </text:p>
      <text:h text:style-name="P30" text:outline-level="2"><text:span text:style-name="T1">2)</text:span><text:span text:style-name="T11">    </text:span><text:span text:style-name="T1">How many ships there are based on imo?</text:span></text:h>
      <text:p text:style-name="P5">SELECT COUNT (DISTINCT imo) FROM nari_ais_static;</text:p>
      <text:p text:style-name="P2"> <text:span text:style-name="T15">Count:  4033</text:span></text:p>
      <text:p text:style-name="P2"> </text:p>
      <text:h text:style-name="P30" text:outline-level="2"><text:span text:style-name="T1">3)</text:span><text:span text:style-name="T11">    </text:span><text:span text:style-name="T1">How many ships has no mouthermmsi (ships that other ships use them as start point)?</text:span></text:h>
      <text:p text:style-name="P5">SELECT COUNT (DISTINCT mothershipmmsi), shipname  FROM nari_ais_static;</text:p>
      <text:p text:style-name="P2">   <text:span text:style-name="T15">228</text:span></text:p>
      <text:h text:style-name="P30" text:outline-level="2"><text:span text:style-name="T3">1)</text:span><text:span text:style-name="T12">    </text:span><text:span text:style-name="T3">How many ships has no mouthermmsi (ships that other ships use them as start point) find one that has to ckeck it?</text:span></text:h>
      <text:p text:style-name="P7">SELECT shipname, callsign, to_stern  FROM nari_ais_static WHERE mothershipmmsi&gt;0 LIMIT 2;</text:p>
      <text:p text:style-name="P7">KINGSTON</text:p>
      <text:p text:style-name="P8"> <text:span text:style-name="T15">IZAR</text:span></text:p>
      <text:h text:style-name="P30" text:outline-level="2"><text:span text:style-name="T1">2)</text:span><text:span text:style-name="T11">    </text:span><text:span text:style-name="T1">How many ship types there are?</text:span></text:h>
      <text:p text:style-name="P5">SELECT COUNT (DISTINCT shiptype) FROM nari_ais_static;</text:p>
      <text:p text:style-name="P2"> </text:p>
      <text:p text:style-name="P2"><text:soft-page-break/> <text:span text:style-name="T15">Count: 45</text:span></text:p>
      <text:h text:style-name="P30" text:outline-level="2"><text:span text:style-name="T1">3)</text:span><text:span text:style-name="T11">    </text:span><text:span text:style-name="T1">For each ship type how many vessels there are?</text:span></text:h>
      <text:p text:style-name="P5">SELECT shiptype, count(DISTINCT shipname) AS num FROM nari_ais_static GROUP BY shiptype ORDER BY num DESC UNION ;</text:p>
      <text:p text:style-name="P2"><text:span text:style-name="T16">EMFANISE TO ONOMA TOU TUPOU TOU PLOIOU</text:span> </text:p>
      <text:p text:style-name="P2"> </text:p>
      <text:p text:style-name="P2">       <text:span text:style-name="T15">70 | 2071</text:span></text:p>
      <text:p text:style-name="P2">          <text:span text:style-name="T15">|  374</text:span></text:p>
      <text:p text:style-name="P2">………………<text:span text:style-name="T15">.</text:span></text:p>
      <text:p text:style-name="P2">       <text:span text:style-name="T15">78 |    1</text:span></text:p>
      <text:p text:style-name="P2"> </text:p>
      <text:p text:style-name="P2"> </text:p>
      <text:p text:style-name="P15"><text:span text:style-name="T15">(46</text:span><text:span text:style-name="T10"> </text:span><text:span text:style-name="T15">rows)</text:span></text:p>
      <text:p text:style-name="P2"> </text:p>
      <text:h text:style-name="P30" text:outline-level="2"><text:span text:style-name="T1">4)</text:span><text:span text:style-name="T11">    </text:span><text:span text:style-name="T1">For each ship type show the name of it?</text:span></text:h>
      <text:p text:style-name="P5">SELECT DISTINCT id_shiptype, type_name FROM ship_types_list;</text:p>
      <text:p text:style-name="Text_20_body">            </text:p>
      <text:p text:style-name="P2"> </text:p>
      <text:p text:style-name="P2"> </text:p>
      <text:h text:style-name="P30" text:outline-level="2"><text:span text:style-name="T1">5)</text:span><text:span text:style-name="T11">    </text:span><text:span text:style-name="T1">Find the ships that have no ship type defined</text:span></text:h>
      <text:p text:style-name="P5">SELECT DISTINCT shipname FROM nari_ais_static WHERE nari_ais_static.shiptype is null;</text:p>
      <text:p text:style-name="P5">TORR PENN</text:p>
      <text:p text:style-name="P2"> <text:span text:style-name="T15">SEA-EYE</text:span></text:p>
      <text:p text:style-name="P2"> <text:span text:style-name="T15">RAW ONE</text:span></text:p>
      <text:p text:style-name="P2"> <text:span text:style-name="T15">CALLINAGO</text:span></text:p>
      <text:p text:style-name="P2"> <text:span text:style-name="T15">ESCAPADE</text:span></text:p>
      <text:h text:style-name="Heading_20_2" text:outline-level="2">…………</text:h>
      <text:h text:style-name="P30" text:outline-level="2"><text:span text:style-name="T1">6)</text:span><text:span text:style-name="T11">    </text:span><text:span text:style-name="T1">Retrun num of vessels groupby mmsi. The first 3 digits of MMSI declare the region country of the ship.</text:span></text:h>
      <text:p text:style-name="P4"><text:span text:style-name="T23">select</text:span><text:span text:style-name="T24"> </text:span><text:span text:style-name="T17">LEFT</text:span><text:span text:style-name="T26">(</text:span><text:span text:style-name="T15">sourcemmsi::text</text:span><text:span text:style-name="T26">,3)</text:span><text:span text:style-name="T23">as</text:span><text:span text:style-name="T25"> tag, count(</text:span><text:span text:style-name="T15">*</text:span><text:span text:style-name="T25">) </text:span><text:span text:style-name="T23">from</text:span><text:span text:style-name="T25"> </text:span><text:span text:style-name="T15">nari_ais_static</text:span><text:span text:style-name="T25">  </text:span><text:span text:style-name="T23">group</text:span><text:span text:style-name="T25"> </text:span><text:span text:style-name="T23">by</text:span><text:span text:style-name="T25"> </text:span><text:span text:style-name="T17">LEFT</text:span><text:span text:style-name="T26">(</text:span><text:span text:style-name="T15">sourcemmsi::text</text:span><text:span text:style-name="T26">,3);</text:span></text:p>
      <text:p text:style-name="P5">tag | count  </text:p>
      <text:p text:style-name="P5">-----+--------</text:p>
      <text:p text:style-name="P2"><text:soft-page-break/> <text:span text:style-name="T15">116 |      1</text:span></text:p>
      <text:p text:style-name="P2"> <text:span text:style-name="T15">117 |      1</text:span></text:p>
      <text:p text:style-name="P2"> <text:span text:style-name="T15">123 |    107</text:span></text:p>
      <text:p text:style-name="P2"> <text:span text:style-name="T15">205 |  11717</text:span></text:p>
      <text:p text:style-name="P2"> <text:span text:style-name="T15">207 |   1653</text:span></text:p>
      <text:p text:style-name="P2"> </text:p>
      <text:p text:style-name="P9">Na vrw se poia xwra einai</text:p>
      <text:h text:style-name="P31" text:outline-level="2">7)<text:span text:style-name="T7">    </text:span>determine the fishing pressure on fishing areas</text:h>
      <text:h text:style-name="P31" text:outline-level="2">8)<text:span text:style-name="T7">    </text:span>derive the number of AIS messages from fishing vessels inside fishing areas</text:h>
      <text:h text:style-name="P31" text:outline-level="2">9)<text:span text:style-name="T7">    </text:span>seasons with increased fishing activity</text:h>
      <text:p text:style-name="P2"> </text:p>
      <text:h text:style-name="P31" text:outline-level="2">10)<text:span text:style-name="T7"> </text:span>most popular pot destinations</text:h>
      <text:p text:style-name="P5">SELECT destination, count(DISTINCT sourcemmsi) AS num FROM nari_ais_static GROUP BY destination ORDER BY num DESC;</text:p>
      <text:p text:style-name="P2"> </text:p>
      <text:p text:style-name="P5">ROTTERDAM             | 431</text:p>
      <text:p text:style-name="P2">                       <text:span text:style-name="T15">| 404</text:span></text:p>
      <text:p text:style-name="P2"> <text:span text:style-name="T15">ANTWERP               | 231</text:span></text:p>
      <text:p text:style-name="P2">                       <text:span text:style-name="T15">| 204</text:span></text:p>
      <text:p text:style-name="P2"> <text:span text:style-name="T15">BREST                 | 165</text:span></text:p>
      <text:p text:style-name="P2"> <text:span text:style-name="T15">BILBAO                | 126</text:span></text:p>
      <text:p text:style-name="P2"> <text:span text:style-name="T15">AMSTERDAM             | 108</text:span></text:p>
      <text:p text:style-name="P2"> <text:span text:style-name="T15">PASAJES               | 105</text:span></text:p>
      <text:p text:style-name="P2"> <text:span text:style-name="T15">LE HAVRE              | 104</text:span></text:p>
      <text:p text:style-name="P9">Onoma limaniou</text:p>
      <text:h text:style-name="P31" text:outline-level="2">11)<text:span text:style-name="T7"> </text:span>blaaa</text:h>
      <text:p text:style-name="P5">SELECT a1.shiptype, t1.id_shiptype ,count(DISTINCT a1.shipname) AS num FROM nari_ais_static as a1 , ship_types_list as t1 WHERE t1.id_shiptype= a1.shiptype GROUP BY a1.shiptype ORDER BY num DESC;</text:p>
      <text:p text:style-name="P2"> </text:p>
      <text:p text:style-name="P2"> </text:p>
      <text:p text:style-name="P2"> </text:p>
      <text:p text:style-name="P9">"ports.fishing_ports_pkey"</text:p>
      <text:p text:style-name="P10">ports.ports_of_brittany-&gt;geometry()</text:p>
      <text:p text:style-name="P11"><text:soft-page-break/> </text:p>
      <text:p text:style-name="P11"> </text:p>
      <text:p text:style-name="P10">10 periergh troxia</text:p>
      <text:h text:style-name="P29" text:outline-level="1"><text:bookmark text:name="_Toc528245408"/>Postgres version</text:h>
      <text:p text:style-name="P2"> </text:p>
      <text:p text:style-name="P16"><text:span text:style-name="T13">·</text:span><text:span text:style-name="T8">       </text:span>postgres=# SELECT version();</text:p>
      <text:p text:style-name="P6">-----------------------------------------------------------------------------------------------------------------</text:p>
      <text:p text:style-name="P6">PostgreSQL 10.5 (Ubuntu 10.5-0ubuntu0.18.04) on x86_64-pc-linux-gnu, compiled by gcc (Ubuntu 7.3.0-16ubuntu3) 7.3.0, 64-bit</text:p>
      <text:p text:style-name="P3"> </text:p>
      <text:p text:style-name="P6">Thelei erwthmata k apo katw to scriptaki pou ta ulopoiei</text:p>
      <text:p text:style-name="P3"> </text:p>
      <text:p text:style-name="P3"> </text:p>
      <text:p text:style-name="P6">geom       | geometry(MultiPolygon,3035)</text:p>
      <text:p text:style-name="P6">natura2000.spatialfeatures</text:p>
      <text:p text:style-name="Text_20_body"/>
      <text:p text:style-name="Text_20_body"/>
      <text:p text:style-name="Text_20_body"/>
      <text:p text:style-name="Text_20_body"/>
      <text:p text:style-name="Text_20_body"/>
      <text:p text:style-name="P33">AVGEROS</text:p>
      <text:p text:style-name="P37">Arithmos ploion ana xwra me eidos</text:p>
      <text:p text:style-name="P34">SELECT </text:p>
      <text:p text:style-name="P34"><text:s text:c="2"/>count(Distinct(sourcemmsi)),country,ais_type_summary</text:p>
      <text:p text:style-name="P34">FROM </text:p>
      <text:p text:style-name="P34"><text:s text:c="2"/>public.country_codes, </text:p>
      <text:p text:style-name="P34"><text:s text:c="2"/>public.nari_ais_static,</text:p>
      <text:p text:style-name="P34"><text:s text:c="2"/>public.ship_types_list</text:p>
      <text:p text:style-name="P34">WHERE </text:p>
      <text:p text:style-name="P34"><text:s text:c="2"/>LEFT(nari_ais_static.sourcemmsi::text,3)::integer = country_codes.mmsi_country_code AND</text:p>
      <text:p text:style-name="P34"><text:s text:c="2"/>ship_types_list.shiptype_min&lt;=nari_ais_static.shiptype AND</text:p>
      <text:p text:style-name="P34"><text:s text:c="2"/>ship_types_list.shiptype_max&gt;=nari_ais_static.shiptype</text:p>
      <text:p text:style-name="P34"><text:s text:c="2"/>group by country,ais_type_summary;</text:p>
      <text:p text:style-name="P34"/>
      <text:p text:style-name="P34"><text:soft-page-break/></text:p>
      <text:p text:style-name="P35">A<text:span text:style-name="T27">rithmos ploion ana eidos</text:span></text:p>
      <text:p text:style-name="P35"/>
      <text:p text:style-name="P35">SELECT </text:p>
      <text:p text:style-name="P35"><text:s text:c="2"/>type_name, count(DISTINCT sourcemmsi) as num</text:p>
      <text:p text:style-name="P35">FROM </text:p>
      <text:p text:style-name="P35"><text:s text:c="2"/>public.nari_ais_static,</text:p>
      <text:p text:style-name="P35"><text:s text:c="2"/>public.ship_types_list</text:p>
      <text:p text:style-name="P35">WHERE </text:p>
      <text:p text:style-name="P35"><text:s text:c="2"/>ship_types_list.shiptype_min&lt;=nari_ais_static.shiptype AND</text:p>
      <text:p text:style-name="P35"><text:s text:c="2"/>ship_types_list.shiptype_max&gt;=nari_ais_static.shiptype</text:p>
      <text:p text:style-name="P35"><text:s text:c="2"/>GROUP BY type_name ORDER BY num DESC ;</text:p>
      <text:p text:style-name="P35"/>
      <text:p text:style-name="P40">Eidos minimatwn pou stelnei to ploio me shiptype=0</text:p>
      <text:p text:style-name="P35"/>
      <text:p text:style-name="P35">SELECT count(*),n.status</text:p>
      <text:p text:style-name="P35"><text:tab/> FROM</text:p>
      <text:p text:style-name="P35"><text:tab/>(SELECT mmsi,status FROM public.nari_dynamic) a,</text:p>
      <text:p text:style-name="P35"><text:tab/>(SELECT distinct(sourcemmsi),shiptype from nari_ais_static) b,</text:p>
      <text:p text:style-name="P35"><text:tab/>navigational_status as n</text:p>
      <text:p text:style-name="P35"><text:tab/>where mmsi=sourcemmsi and </text:p>
      <text:p text:style-name="P35"><text:tab/>b.shiptype=0</text:p>
      <text:p text:style-name="P35"><text:tab/>and n.code=a.status</text:p>
      <text:p text:style-name="P35"><text:tab/>group by n.status;</text:p>
      <text:p text:style-name="P35"/>
      <text:p text:style-name="P35"/>
      <text:p text:style-name="P35"/>
      <text:p text:style-name="P35"/>
      <text:p text:style-name="P35"/>
      <text:p text:style-name="P35"/>
      <text:p text:style-name="P35"/>
      <text:p text:style-name="P35"/>
      <text:p text:style-name="P35"/>
      <text:p text:style-name="P35"/>
      <text:p text:style-name="P38"><text:soft-page-break/>Arithmos minimatwn pou stelnoun ta karavia ana eidos</text:p>
      <text:p text:style-name="P35">SELECT count(*),n.status,shl.ais_type_summary </text:p>
      <text:p text:style-name="P35"><text:tab/> FROM</text:p>
      <text:p text:style-name="P35"><text:tab/>(SELECT mmsi,status FROM public.nari_dynamic) a,</text:p>
      <text:p text:style-name="P35"><text:tab/>(SELECT distinct(sourcemmsi),shiptype from nari_ais_static) b,</text:p>
      <text:p text:style-name="P35"><text:tab/>ship_types_list as shl,</text:p>
      <text:p text:style-name="P35"><text:tab/>navigational_status as n</text:p>
      <text:p text:style-name="P35"><text:tab/>where mmsi=sourcemmsi and</text:p>
      <text:p text:style-name="P35"><text:tab/>shl.shiptype_min&lt;=b.shiptype AND</text:p>
      <text:p text:style-name="P35"><text:tab/>shl.shiptype_max&gt;=b.shiptype</text:p>
      <text:p text:style-name="P35"><text:tab/>and b.shiptype!=0 </text:p>
      <text:p text:style-name="P35"><text:tab/>and n.code=a.status</text:p>
      <text:p text:style-name="P35"><text:tab/>group by n.status,shl.ais_type_summary;</text:p>
      <text:p text:style-name="P35"/>
      <text:p text:style-name="P39">Arithmos minimaton gia psarema ana mina</text:p>
      <text:p text:style-name="P39"/>
      <text:p text:style-name="P36">select count(*),m_month</text:p>
      <text:p text:style-name="P42">FROM</text:p>
      <text:p text:style-name="P42">(select status,date_part('month',TIMESTAMP 'epoch' + t * INTERVAL '1 second') as m_month from nari_dynamic) m</text:p>
      <text:p text:style-name="Text_20_body"> <text:span text:style-name="T1">where m.status=7</text:span></text:p>
      <text:p text:style-name="Text_20_body"> <text:span text:style-name="T1">group by m_month;</text:span></text:p>
      <text:p text:style-name="P35"/>
      <text:p text:style-name="P39">Arithmos minimaton ana mina</text:p>
      <text:p text:style-name="P36">select count(*),m_month,n.status</text:p>
      <text:p text:style-name="P42">FROM</text:p>
      <text:p text:style-name="P42">(select status,date_part('month',TIMESTAMP 'epoch' + t * INTERVAL '1 second') as m_month from nari_dynamic) m,</text:p>
      <text:p text:style-name="P42">navigational_status as n</text:p>
      <text:p text:style-name="Text_20_body"> <text:span text:style-name="T1">where m.status=n.code</text:span></text:p>
      <text:p text:style-name="Text_20_body"> <text:span text:style-name="T1">group by m_month,n.status;</text:span></text:p>
      <text:p text:style-name="Text_20_body"><text:span text:style-name="T1"/></text:p>
      <text:p text:style-name="Text_20_body"><text:span text:style-name="T1"/></text:p>
      <text:p text:style-name="P42"><text:span text:style-name="T1"/></text:p>
      <text:p text:style-name="P42"><text:soft-page-break/><text:span text:style-name="T1"/></text:p>
      <text:p text:style-name="P41">Tipos minimaton se perioxi gia psarrema</text:p>
      <text:p text:style-name="P42">SELECT count(*),n.status</text:p>
      <text:p text:style-name="P42">FROM</text:p>
      <text:p text:style-name="P42">(select distinct maxlong,maxlat,minlong,minlat from geographic_features.fishing_areas_eu) g,</text:p>
      <text:p text:style-name="P42">(select lat,lon,status from nari_dynamic) d,</text:p>
      <text:p text:style-name="P42">navigational_status as n</text:p>
      <text:p text:style-name="P42">where maxlong&gt;=lon and minlong&lt;=lon</text:p>
      <text:p text:style-name="P42">and maxlat&gt;=lat and minlat&lt;=lat</text:p>
      <text:p text:style-name="P42">and n.code=d.status</text:p>
      <text:p text:style-name="P42">group by n.status;</text:p>
      <text:p text:style-name="Text_20_body"><text:span text:style-name="T1"/></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R10" svg:font-family="CMR10"/>
    <style:font-face style:name="Calibri" svg:font-family="Calibri, sans-serif"/>
    <style:font-face style:name="Lohit Devanagari1" svg:font-family="'Lohit Devanagari'"/>
    <style:font-face style:name="SFRM1000" svg:font-family="SFRM1000"/>
    <style:font-face style:name="Symbol" svg:font-family="Symbol"/>
    <style:font-face style:name="Times New Roman" svg:font-family="'Times New Roman', 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04:12.621096535</meta:creation-date>
    <dc:date>2018-10-28T18:08:10.208490369</dc:date>
    <meta:editing-duration>PT5M28S</meta:editing-duration>
    <meta:editing-cycles>5</meta:editing-cycles>
    <meta:generator>LibreOffice/6.0.6.2$Linux_X86_64 LibreOffice_project/00m0$Build-2</meta:generator>
    <meta:document-statistic meta:table-count="4" meta:image-count="0" meta:object-count="0" meta:page-count="12" meta:paragraph-count="265" meta:word-count="1330" meta:character-count="10117" meta:non-whitespace-character-count="8171"/>
  </office:meta>
</office:document-meta>
</file>